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9D0BC8A2F90B0E12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441cm, 3.006cm, 5.704cm, 2.09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06cm" svg:height="22cm" svg:x="0.892cm" svg:y="2.691cm">
          <draw:image xlink:href="Pictures/10000000000005E8000007E09D0BC8A2F90B0E1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31:24.295525088</dc:date>
    <meta:editing-duration>PT3M32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